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0894in" svg:height="5.2287in" svg:x="5.9512in" svg:y="1.098in">
            <draw:object draw:notify-on-update-of-ranges="Sheet1.A2:Sheet1.A33 Sheet1.B2:Sheet1.B3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.9957in" svg:height="4.5724in" svg:x="6.0016in" svg:y="6.4602in">
            <draw:object draw:notify-on-update-of-ranges="Sheet1.A39:Sheet1.A70 Sheet1.B39:Sheet1.B7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788022" calcext:value-type="float">
            <text:p>3.788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269184" calcext:value-type="float">
            <text:p>1.2691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20965" calcext:value-type="float">
            <text:p>0.7209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34427" calcext:value-type="float">
            <text:p>0.5344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0387" calcext:value-type="float">
            <text:p>0.4038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30831" calcext:value-type="float">
            <text:p>0.3308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74841" calcext:value-type="float">
            <text:p>0.2748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52931" calcext:value-type="float">
            <text:p>0.3529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09394" calcext:value-type="float">
            <text:p>0.30939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82245" calcext:value-type="float">
            <text:p>0.28224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56826" calcext:value-type="float">
            <text:p>0.2568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33198" calcext:value-type="float">
            <text:p>0.23319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18297" calcext:value-type="float">
            <text:p>0.21829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31629" calcext:value-type="float">
            <text:p>0.316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56282" calcext:value-type="float">
            <text:p>0.25628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25607" calcext:value-type="float">
            <text:p>0.2560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240171" calcext:value-type="float">
            <text:p>0.24017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12109" calcext:value-type="float">
            <text:p>0.21210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3199" calcext:value-type="float">
            <text:p>0.319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203289" calcext:value-type="float">
            <text:p>0.20328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325486" calcext:value-type="float">
            <text:p>0.32548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189293" calcext:value-type="float">
            <text:p>0.18929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317958" calcext:value-type="float">
            <text:p>0.31795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301354" calcext:value-type="float">
            <text:p>0.30135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183005" calcext:value-type="float">
            <text:p>0.18300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026" calcext:value-type="float">
            <text:p>0.302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266501" calcext:value-type="float">
            <text:p>0.26650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135017" calcext:value-type="float">
            <text:p>0.13501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134234" calcext:value-type="float">
            <text:p>0.13423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309713" calcext:value-type="float">
            <text:p>0.30971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233263" calcext:value-type="float">
            <text:p>0.23326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29325" calcext:value-type="float">
            <text:p>0.29325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941" calcext:value-type="float">
            <text:p>0.0019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88" calcext:value-type="float">
            <text:p>0.000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693" calcext:value-type="float">
            <text:p>0.0006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595" calcext:value-type="float">
            <text:p>0.0005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847" calcext:value-type="float">
            <text:p>0.0008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782" calcext:value-type="float">
            <text:p>0.00078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934" calcext:value-type="float">
            <text:p>0.0009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82" calcext:value-type="float">
            <text:p>0.000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813" calcext:value-type="float">
            <text:p>0.0008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1017" calcext:value-type="float">
            <text:p>0.00101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76" calcext:value-type="float">
            <text:p>0.0007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911" calcext:value-type="float">
            <text:p>0.00091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802" calcext:value-type="float">
            <text:p>0.00080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0943" calcext:value-type="float">
            <text:p>0.00094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1252" calcext:value-type="float">
            <text:p>0.00125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1256" calcext:value-type="float">
            <text:p>0.00125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1067" calcext:value-type="float">
            <text:p>0.00106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1158" calcext:value-type="float">
            <text:p>0.00115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1127" calcext:value-type="float">
            <text:p>0.00112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1138" calcext:value-type="float">
            <text:p>0.00113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1305" calcext:value-type="float">
            <text:p>0.00130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1218" calcext:value-type="float">
            <text:p>0.00121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1244" calcext:value-type="float">
            <text:p>0.00124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1271" calcext:value-type="float">
            <text:p>0.00127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1457" calcext:value-type="float">
            <text:p>0.00145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1301" calcext:value-type="float">
            <text:p>0.00130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1509" calcext:value-type="float">
            <text:p>0.00150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1416" calcext:value-type="float">
            <text:p>0.00141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1571" calcext:value-type="float">
            <text:p>0.00157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1489" calcext:value-type="float">
            <text:p>0.00148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1532" calcext:value-type="float">
            <text:p>0.00153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1542" calcext:value-type="float">
            <text:p>0.0015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16:19:04.993661633</meta:creation-date>
    <dc:date>2016-05-12T19:33:49.803209144</dc:date>
    <meta:editing-duration>PT2H59M34S</meta:editing-duration>
    <meta:editing-cycles>1</meta:editing-cycles>
    <meta:document-statistic meta:table-count="1" meta:cell-count="128" meta:object-count="2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4pt" style:font-size-asian="9pt" style:font-size-complex="9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77cm" svg:height="11.615cm" xlink:href=".." xlink:type="simple" chart:class="chart:line" chart:style-name="ch1">
        <chart:title svg:x="6.891cm" svg:y="0.368cm" chart:style-name="ch2">
          <text:p>Threshold filter</text:p>
        </chart:title>
        <chart:plot-area chart:style-name="ch3" table:cell-range-address="Sheet1.A39:Sheet1.B70" chart:data-source-has-labels="column" svg:x="1.711cm" svg:y="1.599cm" svg:width="15.704cm" svg:height="8.458cm">
          <chartooo:coordinate-region svg:x="2.994cm" svg:y="1.798cm" svg:width="14.234cm" svg:height="7.612cm"/>
          <chart:axis chart:dimension="x" chart:name="primary-x" chart:style-name="ch4" chartooo:axis-type="auto">
            <chartooo:date-scale/>
            <chart:title svg:x="8.731cm" svg:y="10.488cm" chart:style-name="ch5">
              <text:p>Cores</text:p>
            </chart:title>
            <chart:categories table:cell-range-address="Sheet1.A39:Sheet1.A70"/>
          </chart:axis>
          <chart:axis chart:dimension="y" chart:name="primary-y" chart:style-name="ch4">
            <chart:title svg:x="0.451cm" svg:y="6.87cm" chart:style-name="ch6">
              <text:p>Time (S)</text:p>
            </chart:title>
            <chart:grid chart:style-name="ch7" chart:class="major"/>
          </chart:axis>
          <chart:series chart:style-name="ch8" chart:values-cell-range-address="Sheet1.B39:Sheet1.B70" chart:class="chart:line"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39:Sheet1.A70</svg:desc>
                </draw:g>
              </table:table-cell>
              <table:table-cell office:value-type="float" office:value="0.001941">
                <text:p>0.001941</text:p>
                <draw:g>
                  <svg:desc>Sheet1.B39:Sheet1.B70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0088">
                <text:p>0.0008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00693">
                <text:p>0.00069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00595">
                <text:p>0.00059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00847">
                <text:p>0.00084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00782">
                <text:p>0.00078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00934">
                <text:p>0.00093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0813">
                <text:p>0.00081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01017">
                <text:p>0.001017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00076">
                <text:p>0.00076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00911">
                <text:p>0.00091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00802">
                <text:p>0.000802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000943">
                <text:p>0.000943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001252">
                <text:p>0.00125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001256">
                <text:p>0.001256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001067">
                <text:p>0.001067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001158">
                <text:p>0.001158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001127">
                <text:p>0.001127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001138">
                <text:p>0.001138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.001305">
                <text:p>0.001305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.001218">
                <text:p>0.001218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001244">
                <text:p>0.001244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.001271">
                <text:p>0.001271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.001457">
                <text:p>0.001457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0.001301">
                <text:p>0.001301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0.001509">
                <text:p>0.001509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.001416">
                <text:p>0.001416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0.001571">
                <text:p>0.001571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.001489">
                <text:p>0.001489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0.001532">
                <text:p>0.00153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0.001542">
                <text:p>0.0015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08cm" svg:height="13.282cm" xlink:href=".." xlink:type="simple" chart:class="chart:line" chart:style-name="ch1">
        <chart:title svg:x="7.777cm" svg:y="0.401cm" chart:style-name="ch2">
          <text:p>Blur filter</text:p>
        </chart:title>
        <chart:plot-area chart:style-name="ch3" table:cell-range-address="Sheet1.A2:Sheet1.B33" chart:data-source-has-labels="column" svg:x="1.716cm" svg:y="1.665cm" svg:width="15.932cm" svg:height="10.026cm">
          <chartooo:coordinate-region svg:x="2.443cm" svg:y="1.864cm" svg:width="15.018cm" svg:height="9.18cm"/>
          <chart:axis chart:dimension="x" chart:name="primary-x" chart:style-name="ch4" chartooo:axis-type="auto">
            <chartooo:date-scale/>
            <chart:title svg:x="8.905cm" svg:y="11.957cm" chart:style-name="ch5">
              <text:p>Cores</text:p>
            </chart:title>
            <chart:categories table:cell-range-address="Sheet1.A2:Sheet1.A33"/>
          </chart:axis>
          <chart:axis chart:dimension="y" chart:name="primary-y" chart:style-name="ch4">
            <chart:title svg:x="0.451cm" svg:y="7.72cm" chart:style-name="ch6">
              <text:p>Time (S)</text:p>
            </chart:title>
            <chart:grid chart:style-name="ch7" chart:class="major"/>
          </chart:axis>
          <chart:series chart:style-name="ch8" chart:values-cell-range-address="Sheet1.B2:Sheet1.B33" chart:class="chart:line"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33</svg:desc>
                </draw:g>
              </table:table-cell>
              <table:table-cell office:value-type="float" office:value="3.788022">
                <text:p>3.788022</text:p>
                <draw:g>
                  <svg:desc>Sheet1.B2:Sheet1.B33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269184">
                <text:p>1.26918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720965">
                <text:p>0.72096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534427">
                <text:p>0.53442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40387">
                <text:p>0.4038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330831">
                <text:p>0.33083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274841">
                <text:p>0.27484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352931">
                <text:p>0.35293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309394">
                <text:p>0.30939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282245">
                <text:p>0.28224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256826">
                <text:p>0.256826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233198">
                <text:p>0.23319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218297">
                <text:p>0.218297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31629">
                <text:p>0.31629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256282">
                <text:p>0.25628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25607">
                <text:p>0.25607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240171">
                <text:p>0.240171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212109">
                <text:p>0.212109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3199">
                <text:p>0.3199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203289">
                <text:p>0.203289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.325486">
                <text:p>0.325486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.189293">
                <text:p>0.189293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317958">
                <text:p>0.317958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.301354">
                <text:p>0.301354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.183005">
                <text:p>0.183005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0.3026">
                <text:p>0.3026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0.266501">
                <text:p>0.266501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.135017">
                <text:p>0.135017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0.134234">
                <text:p>0.134234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.309713">
                <text:p>0.309713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0.233263">
                <text:p>0.233263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0.29325">
                <text:p>0.293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